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gas used</text:p>
          </table:table-cell>
          <table:table-cell table:style-name="ce2" office:value-type="string" calcext:value-type="string">
            <text:p>gwe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$</text:p>
          </table:table-cell>
          <table:table-cell table:style-name="ce2"/>
          <table:table-cell table:style-name="ce2" office:value-type="string" calcext:value-type="string">
            <text:p>gwei cost </text:p>
          </table:table-cell>
          <table:table-cell table:style-name="ce2" office:value-type="string" calcext:value-type="string">
            <text:p>eth pric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ontract</text:p>
          </table:table-cell>
          <table:table-cell office:value-type="float" office:value="2997574" calcext:value-type="float">
            <text:p>2997574</text:p>
          </table:table-cell>
          <table:table-cell table:formula="of:=[.B2]*[.G2]" office:value-type="float" office:value="38968462" calcext:value-type="float">
            <text:p>38968462</text:p>
          </table:table-cell>
          <table:table-cell table:formula="of:=[.C2]*0.000000001" office:value-type="float" office:value="0.038968462" calcext:value-type="float">
            <text:p>0.038968462</text:p>
          </table:table-cell>
          <table:table-cell table:style-name="ce4" table:formula="of:=[.D2]*[.H2]" office:value-type="currency" office:currency="USD" office:value="48.203987494" calcext:value-type="currency">
            <text:p>$48.2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currency" office:currency="USD" office:value="1237" calcext:value-type="currency">
            <text:p>$1,237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00276" calcext:value-type="float">
            <text:p>500276</text:p>
          </table:table-cell>
          <table:table-cell table:formula="of:=[.B3]*[.G3]" office:value-type="float" office:value="6503588" calcext:value-type="float">
            <text:p>6503588</text:p>
          </table:table-cell>
          <table:table-cell table:formula="of:=[.C3]*0.000000001" office:value-type="float" office:value="0.006503588" calcext:value-type="float">
            <text:p>0.006503588</text:p>
          </table:table-cell>
          <table:table-cell table:style-name="ce4" table:formula="of:=[.D3]*[.H3]" office:value-type="currency" office:currency="USD" office:value="8.044938356" calcext:value-type="currency">
            <text:p>$8.04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currency" office:currency="USD" office:value="1237" calcext:value-type="currency">
            <text:p>$1,237.00</text:p>
          </table:table-cell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2:.B6])" office:value-type="float" office:value="3497850" calcext:value-type="float">
            <text:p>3497850</text:p>
          </table:table-cell>
          <table:table-cell table:style-name="ce3" table:formula="of:=SUM([.C2:.C6])" office:value-type="float" office:value="45472050" calcext:value-type="float">
            <text:p>45472050</text:p>
          </table:table-cell>
          <table:table-cell table:style-name="ce3" table:formula="of:=SUM([.D2:.D6])" office:value-type="float" office:value="0.04547205" calcext:value-type="float">
            <text:p>0.04547205</text:p>
          </table:table-cell>
          <table:table-cell table:style-name="ce5" table:formula="of:=SUM([.E2:.E6])" office:value-type="currency" office:currency="USD" office:value="56.24892585" calcext:value-type="currency">
            <text:p>$56.25</text:p>
          </table:table-cell>
          <table:table-cell table:style-name="ce3"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0:17:05.676830501</meta:creation-date>
    <dc:date>2022-11-13T10:34:20.018955440</dc:date>
    <meta:editing-duration>PT6M54S</meta:editing-duration>
    <meta:editing-cycles>2</meta:editing-cycles>
    <meta:generator>LibreOffice/6.4.7.2$Linux_X86_64 LibreOffice_project/40$Build-2</meta:generator>
    <meta:document-statistic meta:table-count="1" meta:cell-count="25" meta:object-count="0"/>
  </office:meta>
</office:document-meta>
</file>